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Num4">
      <style:paragraph-properties fo:text-align="justify" style:justify-single-word="false"/>
    </style:style>
    <style:style style:name="P5" style:family="paragraph" style:parent-style-name="Standard" style:list-style-name="WWNum5">
      <style:paragraph-properties fo:text-align="justify" style:justify-single-word="false"/>
    </style:style>
    <style:style style:name="P6" style:family="paragraph" style:parent-style-name="Standard" style:list-style-name="WWNum6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bf74d"/>
    </style:style>
    <style:style style:name="P8" style:family="paragraph" style:parent-style-name="Standard">
      <style:paragraph-properties fo:text-align="justify" style:justify-single-word="false"/>
      <style:text-properties officeooo:paragraph-rsid="000f583d"/>
    </style:style>
    <style:style style:name="P9" style:family="paragraph" style:parent-style-name="Standard">
      <style:paragraph-properties fo:text-align="justify" style:justify-single-word="false"/>
      <style:text-properties officeooo:paragraph-rsid="001125e7"/>
    </style:style>
    <style:style style:name="P10" style:family="paragraph" style:parent-style-name="Standard">
      <style:paragraph-properties fo:text-align="justify" style:justify-single-word="false"/>
      <style:text-properties officeooo:paragraph-rsid="00126c82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rsid="001125e7" officeooo:paragraph-rsid="001125e7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bf74d" style:font-size-asian="14pt" style:font-size-complex="14pt"/>
    </style:style>
    <style:style style:name="T5" style:family="text">
      <style:text-properties fo:font-size="14pt" officeooo:rsid="000d71ba" style:font-size-asian="14pt" style:font-size-complex="14pt"/>
    </style:style>
    <style:style style:name="T6" style:family="text">
      <style:text-properties fo:font-size="14pt" officeooo:rsid="000f583d" style:font-size-asian="14pt" style:font-size-complex="14pt"/>
    </style:style>
    <style:style style:name="T7" style:family="text">
      <style:text-properties fo:font-size="14pt" officeooo:rsid="001125e7" style:font-size-asian="14pt" style:font-size-complex="14pt"/>
    </style:style>
    <style:style style:name="T8" style:family="text">
      <style:text-properties fo:font-size="14pt" officeooo:rsid="00126c82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lan exposé : Négocier en milieu industriel</text:span><text:span text:style-name="T1"/></text:p>
      <text:p text:style-name="P2" loext:marker-style-name="T1"/>
      <text:p text:style-name="P3" loext:marker-style-name="T2"><text:span text:style-name="T2">I. Compréhension des Négociations en Milieu Industriel</text:span><text:span text:style-name="T2"/></text:p>
      <text:list text:style-name="WWNum4">
        <text:list-item>
          <text:p text:style-name="P4" loext:marker-style-name="T3"><text:span text:style-name="T2">Définition et spécificités</text:span><text:span text:style-name="T3"> : Qu'est-ce qu'une négociation industrielle ?</text:span></text:p>
          <text:p text:style-name="P4" loext:marker-style-name="T3"><text:span text:style-name="T3"/></text:p>
        </text:list-item>
      </text:list>
      <text:p text:style-name="P3" loext:marker-style-name="T3"><text:span text:style-name="T3">- </text:span><text:span text:style-name="T4">Milieu industriel</text:span></text:p>
      <text:p text:style-name="P3" loext:marker-style-name="T3"><text:span text:style-name="T4">- Négociation</text:span></text:p>
      <text:p text:style-name="P3" loext:marker-style-name="T3"><text:span text:style-name="T4">- que signifie négocier en milieu industriel</text:span></text:p>
      <text:p text:style-name="P3" loext:marker-style-name="T3"><text:span text:style-name="T4">-Quel type de négociation se déroule t-il </text:span></text:p>
      <text:p text:style-name="P3" loext:marker-style-name="T3"><text:span text:style-name="T3"/></text:p>
      <text:list text:continue-numbering="true" text:style-name="WWNum4">
        <text:list-item>
          <text:p text:style-name="P4" loext:marker-style-name="T3"><text:span text:style-name="T2">Les acteurs impliqués</text:span><text:span text:style-name="T3"> : relations entre fournisseurs, entreprises industrielles, clients et partenaires.</text:span></text:p>
        </text:list-item>
      </text:list>
      <text:p text:style-name="P3" loext:marker-style-name="T3"><text:span text:style-name="T3"/></text:p>
      <text:p text:style-name="P3" loext:marker-style-name="T3"><text:span text:style-name="T3">- </text:span><text:span text:style-name="T4">Qui sont les acteurs ? Qui est impliqué dans les négo et quel rôle chacun joue</text:span></text:p>
      <text:p text:style-name="P7" loext:marker-style-name="T3"><text:span text:style-name="T4">- Quelle relation un industrielle peut-il développer avec ses différents fournisseurs</text:span></text:p>
      <text:p text:style-name="P7" loext:marker-style-name="T3"><text:span text:style-name="T4">- quel rôle joue l’entreprise dans les négociations</text:span></text:p>
      <text:p text:style-name="P7" loext:marker-style-name="T3"><text:span text:style-name="T4">- </text:span><text:span text:style-name="T5">Quel rôle joue le type de clientèle</text:span></text:p>
      <text:p text:style-name="P7" loext:marker-style-name="T3"><text:span text:style-name="T5">- Quel rôle jouent les partenaires et quelle influence ont-ils ?</text:span></text:p>
      <text:p text:style-name="P7" loext:marker-style-name="T3"><text:span text:style-name="T4"><text:s/></text:span></text:p>
      <text:list text:continue-numbering="true" text:style-name="WWNum4">
        <text:list-item>
          <text:p text:style-name="P4" loext:marker-style-name="T3"><text:span text:style-name="T2">L'importance stratégique des négociations</text:span><text:span text:style-name="T3"> : impact sur les coûts, les marges et la compétitivité.</text:span></text:p>
          <text:p text:style-name="P4" loext:marker-style-name="T3"><text:span text:style-name="T3"/></text:p>
        </text:list-item>
      </text:list>
      <text:p text:style-name="P3" loext:marker-style-name="T3"><text:span text:style-name="T3">- </text:span><text:span text:style-name="T5">Quels sont les impacts de la réussite ou l’échec de la négo avec les fournisseurs </text:span></text:p>
      <text:p text:style-name="P3" loext:marker-style-name="T3"><text:span text:style-name="T5">- l’importance d’agrandir ses marges afin de permettre à l’entreprise de se développer</text:span></text:p>
      <text:p text:style-name="P3" loext:marker-style-name="T3"><text:span text:style-name="T5">- Prendre en compte l’offre de la concurrence et être capable de se démarquer en proposant des prix ou des offres attractives </text:span></text:p>
      <text:p text:style-name="P3" loext:marker-style-name="T3"><text:span text:style-name="T5"/></text:p>
      <text:p text:style-name="P3" loext:marker-style-name="T2"><text:span text:style-name="T2">II. Les Techniques de Vente Appliquées à la Négociation Industrielle</text:span><text:span text:style-name="T2"/></text:p>
      <text:list text:style-name="WWNum5">
        <text:list-item>
          <text:p text:style-name="P5" loext:marker-style-name="T3"><text:span text:style-name="T2">Préparation de la négociation</text:span><text:span text:style-name="T3"> : analyse des besoins, étude des clients, identification des leviers de négociation.</text:span></text:p>
          <text:p text:style-name="P5" loext:marker-style-name="T3"><text:span text:style-name="T3"/></text:p>
        </text:list-item>
      </text:list>
      <text:p text:style-name="P8" loext:marker-style-name="T3"><text:span text:style-name="T3">- </text:span><text:span text:style-name="T6">Est-ce toujours la même négo selon le client ? Sinon comment se préparer</text:span></text:p>
      <text:p text:style-name="P8" loext:marker-style-name="T3"><text:span text:style-name="T6">- Vérifier les antécédents avec le fournisseur</text:span></text:p>
      <text:p text:style-name="P8" loext:marker-style-name="T3"><text:span text:style-name="T6">- Préparer la matrice des objectifs avec les points de rupture</text:span></text:p>
      <text:p text:style-name="P8" loext:marker-style-name="T3"><text:span text:style-name="T6">- Vérifier les cours actuels du marché</text:span></text:p>
      <text:p text:style-name="P8" loext:marker-style-name="T3"><text:span text:style-name="T6">- La méthode de l’entonnoir. Est-ce que le SONCASE s’utilise en milieu industriel</text:span></text:p>
      <text:p text:style-name="P9" loext:marker-style-name="T3"><text:span text:style-name="T6">- </text:span><text:span text:style-name="T7">Quelle méthode est la meilleure en milieu industrielle</text:span></text:p>
      <text:p text:style-name="P9" loext:marker-style-name="T3"><text:span text:style-name="T7">- Comprendre les risques de l’entreprise <text:s/></text:span><text:span text:style-name="T6"><text:s/></text:span></text:p>
      <text:p text:style-name="P8" loext:marker-style-name="T3"><text:span text:style-name="T6"><text:s/></text:span></text:p>
      <text:list text:continue-numbering="true" text:style-name="WWNum5">
        <text:list-item>
          <text:p text:style-name="P5" loext:marker-style-name="T3"><text:span text:style-name="T2">Techniques de persuasion et d’argumentation</text:span><text:span text:style-name="T3"> : proposer une offre adaptée, argumenter en tenant compte de l’analyse, mettre en avant la valeur ajoutée, annoncer le prix, ajuster les offres.</text:span></text:p>
        </text:list-item>
      </text:list>
      <text:p text:style-name="P3" loext:marker-style-name="T3"><text:span text:style-name="T3"/></text:p>
      <text:p text:style-name="P3" loext:marker-style-name="T3"><text:soft-page-break/><text:span text:style-name="T3">- </text:span><text:span text:style-name="T7">Proposer une offre adapté en utilisant des outils comme le CABP ou le SONCASE</text:span></text:p>
      <text:p text:style-name="P3" loext:marker-style-name="T3"><text:span text:style-name="T7">- Quel outils est le plus utilisé dans le domaine industriel ?</text:span></text:p>
      <text:p text:style-name="P3" loext:marker-style-name="T3"><text:span text:style-name="T7">- Est-il préférable de fidéliser ou bien faire du prospect</text:span></text:p>
      <text:p text:style-name="P3" loext:marker-style-name="T3"><text:span text:style-name="T7">- Ajuster les offres selon l’analyse précédentes</text:span></text:p>
      <text:p text:style-name="P3" loext:marker-style-name="T3"><text:span text:style-name="T7">- De quelle manière annoncer le prix </text:span></text:p>
      <text:p text:style-name="P3" loext:marker-style-name="T3"><text:span text:style-name="T3"/></text:p>
      <text:list text:continue-numbering="true" text:style-name="WWNum5">
        <text:list-item>
          <text:p text:style-name="P5" loext:marker-style-name="T3"><text:span text:style-name="T2">Gestion des objections et résolution des conflits</text:span><text:span text:style-name="T3"> : répondre aux attentes, trouver des compromis grâce aux différents outils, maintenir la relation commerciale.</text:span></text:p>
        </text:list-item>
      </text:list>
      <text:p text:style-name="P12" loext:marker-style-name="T3"><text:span text:style-name="T3"/></text:p>
      <text:p text:style-name="P3" loext:marker-style-name="T3"><text:span text:style-name="T3">- </text:span><text:span text:style-name="T7">Être capable d’identifier le type d’objection</text:span></text:p>
      <text:p text:style-name="P3" loext:marker-style-name="T3"><text:span text:style-name="T7">- Trouver des compromis afin de satisfaire les 2 côtés</text:span></text:p>
      <text:p text:style-name="P3" loext:marker-style-name="T3"><text:span text:style-name="T7">- Quel comportement adapté (négo distributive ou nego integrative/cooperative)</text:span></text:p>
      <text:p text:style-name="P3" loext:marker-style-name="T3"><text:span text:style-name="T7">- Le but est d’avoir un accord et de pas mettre fin direct aux négos</text:span></text:p>
      <text:p text:style-name="P10" loext:marker-style-name="T3"><text:span text:style-name="T7">- Gérer au mieux les 3 matrices (pouvoirs/objectifs/concessions)</text:span></text:p>
      <text:p text:style-name="P10" loext:marker-style-name="T3"><text:span text:style-name="T7">- </text:span><text:span text:style-name="T8">Quelle technique avoir par rapport au prix</text:span><text:span text:style-name="T7"> </text:span></text:p>
      <text:p text:style-name="P3" loext:marker-style-name="T3"><text:span text:style-name="T3"/></text:p>
      <text:p text:style-name="P3" loext:marker-style-name="T2"><text:span text:style-name="T2">III. Études de Cas et Stratégies Gagnantes en Négociation Industrielle</text:span><text:span text:style-name="T2"/></text:p>
      <text:list text:style-name="WWNum6">
        <text:list-item>
          <text:p text:style-name="P6" loext:marker-style-name="T3"><text:span text:style-name="T2">Exemples concrets de négociations réussies</text:span><text:span text:style-name="T3"> : collaboration à long terme, contrats avantageux, innovation dans les offres, prendre des exemples dans la région.</text:span></text:p>
        </text:list-item>
        <text:list-item>
          <text:p text:style-name="P6" loext:marker-style-name="T3"><text:span text:style-name="T2">Les erreurs à éviter dans les négociations industrielles</text:span><text:span text:style-name="T3"> : mauvaise préparation, méconnaissance des besoins, manque de flexibilité.</text:span></text:p>
        </text:list-item>
        <text:list-item>
          <text:p text:style-name="P6" loext:marker-style-name="T3"><text:span text:style-name="T2">Impact des négociations réussies sur la performance commerciale</text:span><text:span text:style-name="T3"> : fidélisation des clients, augmentation des parts de marché, optimisation des processus.</text:span></text:p>
        </text:list-item>
      </text:list>
      <text:p text:style-name="P11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paragraph-properties fo:margin-top="0cm" fo:margin-bottom="0.282cm" style:contextual-spacing="false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_20__28_WW_29_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_20__28_WW_29_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_20__28_WW_29_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_20__28_WW_29_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_20__28_WW_29_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_20__28_WW_29_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_20__28_WW_29_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_20__28_WW_29_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adrien DELOBEL</meta:initial-creator>
    <meta:editing-cycles>3</meta:editing-cycles>
    <meta:creation-date>2024-09-25T15:46:00</meta:creation-date>
    <dc:date>2024-09-26T14:55:32.374000000</dc:date>
    <meta:editing-duration>PT16M30S</meta:editing-duration>
    <meta:generator>LibreOffice/24.2.1.2$Windows_X86_64 LibreOffice_project/db4def46b0453cc22e2d0305797cf981b68ef5ac</meta:generator>
    <meta:document-statistic meta:table-count="0" meta:image-count="0" meta:object-count="0" meta:page-count="2" meta:paragraph-count="45" meta:word-count="503" meta:character-count="3203" meta:non-whitespace-character-count="2742"/>
    <meta:user-defined meta:name="AppVersion">16.0000</meta:user-defined>
    <meta:template xlink:type="simple" xlink:actuate="onRequest" xlink:title="Normal.dotm" xlink:href=""/>
  </office:meta>
</office:document-meta>
</file>